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/>
          <table:table-cell/>
          <table:table-cell/>
          <table:table-cell office:value="1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/>
          <table:table-cell/>
          <table:table-cell/>
          <table:table-cell office:value="49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628.22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1952.11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1736.81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6463.4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spot_price read from Coinbase Pro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16T08:07:45.970041</dc:date>
    <meta:editing-duration>P1DT10H9M41S</meta:editing-duration>
    <meta:editing-cycles>106</meta:editing-cycles>
    <meta:generator>http://pypi.python.org/pypi/ezodf/0.1.0$Python3.10.4 | packaged by conda-forge | (main, Mar 24 2022, 17:32:50) [MSC v.1929 64 bit (AMD64)]</meta:generator>
    <meta:document-statistic meta:table-count="1" meta:cell-count="96" meta:object-count="0"/>
  </office:meta>
</office:document-meta>
</file>